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16cm"/>
    </style:style>
    <style:style style:name="gr2" style:family="graphic" style:parent-style-name="standard">
      <style:graphic-properties svg:stroke-color="#dddddd" draw:fill="solid" draw:fill-color="#eeeeee" draw:textarea-horizontal-align="justify" draw:textarea-vertical-align="middle" draw:auto-grow-height="false"/>
    </style:style>
    <style:style style:name="gr3" style:family="graphic" style:parent-style-name="standard">
      <style:graphic-properties svg:stroke-color="#dddddd" draw:fill="solid" draw:fill-color="#ffffff" draw:textarea-horizontal-align="justify" draw:textarea-vertical-align="middle" draw:auto-grow-height="false"/>
    </style:style>
    <style:style style:name="gr4" style:family="graphic" style:parent-style-name="standard">
      <style:graphic-properties svg:stroke-color="#dddddd" draw:fill="solid" draw:fill-color="#dddddd" draw:textarea-horizontal-align="justify" draw:textarea-vertical-align="middle" draw:auto-grow-height="false"/>
    </style:style>
    <style:style style:name="gr5" style:family="graphic" style:parent-style-name="objectwithoutfill">
      <style:graphic-properties svg:stroke-width="0.102cm" svg:stroke-color="#dddddd" draw:marker-start-width="0.352cm" draw:marker-end-width="0.352cm" draw:fill="solid" draw:fill-color="#ffffff" draw:textarea-vertical-align="middle" fo:padding-top="0.175cm" fo:padding-bottom="0.175cm" fo:padding-left="0.3cm" fo:padding-right="0.3cm"/>
    </style:style>
    <style:style style:name="gr6" style:family="graphic" style:parent-style-name="objectwithoutfill">
      <style:graphic-properties svg:stroke-width="0.102cm" svg:stroke-color="#dddddd" draw:fill="solid" draw:fill-color="#ffffff" draw:textarea-vertical-align="middle" fo:padding-top="0.176cm" fo:padding-bottom="0.176cm" fo:padding-left="0.301cm" fo:padding-right="0.301cm"/>
    </style:style>
    <style:style style:name="gr7" style:family="graphic" style:parent-style-name="objectwithoutfill">
      <style:graphic-properties svg:stroke-width="0.152cm" svg:stroke-color="#dddddd" draw:marker-start-width="0.351cm" draw:marker-end-width="0.351cm" draw:fill="solid" draw:fill-color="#ffffff" draw:textarea-vertical-align="middle" fo:padding-top="0.2cm" fo:padding-bottom="0.2cm" fo:padding-left="0.325cm" fo:padding-right="0.325cm"/>
    </style:style>
    <style:style style:name="gr8" style:family="graphic" style:parent-style-name="objectwithoutfill">
      <style:graphic-properties svg:stroke-width="0.254cm" svg:stroke-color="#dddddd" draw:marker-start-width="0.503cm" draw:marker-end-width="0.503cm" draw:fill="solid" draw:fill-color="#ffffff" draw:textarea-vertical-align="middle" fo:padding-top="0.25cm" fo:padding-bottom="0.25cm" fo:padding-left="0.375cm" fo:padding-right="0.375cm"/>
    </style:style>
    <style:style style:name="gr9" style:family="graphic" style:parent-style-name="standard">
      <style:graphic-properties svg:stroke-width="0.051cm" svg:stroke-color="#dddddd" draw:fill="solid" draw:fill-color="#dddddd"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fo:min-height="1.085cm"/>
    </style:style>
    <style:style style:name="gr11" style:family="graphic" style:parent-style-name="standard">
      <style:graphic-properties draw:stroke="solid" svg:stroke-width="0.102cm" svg:stroke-color="#4579b8" draw:marker-start-width="0.584cm" draw:marker-end-width="0.584cm" draw:stroke-linejoin="round" draw:fill="solid" draw:fill-color="#ffffff" draw:textarea-horizontal-align="center" draw:textarea-vertical-align="top" fo:padding-top="0.05cm" fo:padding-bottom="0.05cm" fo:padding-left="0.05cm" fo:padding-right="0.05cm"/>
    </style:style>
    <style:style style:name="gr12" style:family="graphic" style:parent-style-name="standard">
      <style:graphic-properties draw:stroke="solid" svg:stroke-width="0.102cm" svg:stroke-color="#ff3333" draw:marker-start-width="0.584cm" draw:marker-end-width="0.584cm" draw:stroke-linejoin="round" draw:fill="solid" draw:fill-color="#ffffff" draw:textarea-horizontal-align="center" draw:textarea-vertical-align="top" fo:padding-top="0.05cm" fo:padding-bottom="0.05cm" fo:padding-left="0.05cm" fo:padding-right="0.05cm"/>
    </style:style>
    <style:style style:name="gr13" style:family="graphic" style:parent-style-name="standard">
      <style:graphic-properties draw:stroke="dash" draw:stroke-dash="Ultrafine_20_Dashed" svg:stroke-color="#111111" draw:marker-start="Arrow" draw:marker-start-width="0.914cm" draw:fill="none" draw:textarea-horizontal-align="center" draw:textarea-vertical-align="middle"/>
    </style:style>
    <style:style style:name="gr14" style:family="graphic" style:parent-style-name="standard">
      <style:graphic-properties svg:stroke-color="#111111" draw:fill-color="#cccccc" draw:textarea-horizontal-align="justify" draw:textarea-vertical-align="middle" draw:auto-grow-height="false"/>
    </style:style>
    <style:style style:name="gr15" style:family="graphic" style:parent-style-name="standard">
      <style:graphic-properties draw:stroke="none" svg:stroke-color="#000000" draw:fill="none" draw:fill-color="#ffffff" fo:min-height="0.303cm"/>
    </style:style>
    <style:style style:name="gr16" style:family="graphic" style:parent-style-name="standard">
      <style:graphic-properties draw:stroke="solid" svg:stroke-width="0.071cm" svg:stroke-color="#000000" draw:stroke-linejoin="round" draw:fill="solid" draw:fill-color="#ffffff" draw:textarea-horizontal-align="center" draw:textarea-vertical-align="middle" fo:padding-top="0.035cm" fo:padding-bottom="0.035cm" fo:padding-left="0.035cm" fo:padding-right="0.035cm"/>
    </style:style>
    <style:style style:name="gr17" style:family="graphic" style:parent-style-name="standard">
      <style:graphic-properties draw:stroke="solid" svg:stroke-width="0.071cm" svg:stroke-color="#7f7f7f" draw:stroke-linejoin="round" draw:fill="solid" draw:fill-color="#5a5a5a" draw:textarea-horizontal-align="center" draw:textarea-vertical-align="middle" fo:padding-top="0.035cm" fo:padding-bottom="0.035cm" fo:padding-left="0.035cm" fo:padding-right="0.035cm"/>
    </style:style>
    <style:style style:name="gr18" style:family="graphic" style:parent-style-name="standard">
      <style:graphic-properties draw:stroke="none" draw:fill="none" fo:min-height="0.612cm"/>
    </style:style>
    <style:style style:name="gr19" style:family="graphic" style:parent-style-name="standard">
      <style:graphic-properties draw:stroke="none" svg:stroke-color="#000000" draw:fill="none" draw:fill-color="#ffffff" fo:min-height="0.512cm"/>
    </style:style>
    <style:style style:name="gr20" style:family="graphic" style:parent-style-name="objectwithoutfill">
      <style:graphic-properties svg:stroke-color="#666666" draw:marker-end="Arrow" draw:marker-end-width="0.3cm" draw:fill="none" draw:textarea-vertical-align="middle"/>
    </style:style>
    <style:style style:name="gr21" style:family="graphic" style:parent-style-name="objectwithoutfill">
      <style:graphic-properties draw:stroke-dash="Ultrafine_20_Dashed" svg:stroke-color="#666666" draw:marker-end="Arrow" draw:marker-end-width="0.3cm" draw:fill="none" draw:textarea-vertical-align="middle"/>
    </style:style>
    <style:style style:name="gr22" style:family="graphic" style:parent-style-name="standard">
      <style:graphic-properties svg:stroke-color="#ff3333" draw:fill="solid" draw:fill-color="#ff3333" draw:textarea-horizontal-align="justify" draw:textarea-vertical-align="middle" draw:auto-grow-height="false"/>
    </style:style>
    <style:style style:name="gr23" style:family="graphic" style:parent-style-name="standard">
      <style:graphic-properties svg:stroke-color="#0066cc" draw:fill="solid" draw:fill-color="#0066cc" draw:textarea-horizontal-align="justify" draw:textarea-vertical-align="middle" draw:auto-grow-height="false"/>
    </style:style>
    <style:style style:name="gr24" style:family="graphic" style:parent-style-name="standard">
      <style:graphic-properties svg:stroke-color="#3465af" draw:fill="solid" draw:fill-color="#0066cc" draw:textarea-horizontal-align="justify" draw:textarea-vertical-align="middle" draw:auto-grow-height="false"/>
    </style:style>
    <style:style style:name="gr25" style:family="graphic" style:parent-style-name="standard">
      <style:graphic-properties svg:stroke-color="#000000" draw:fill="solid" draw:fill-color="#ffffff" draw:textarea-horizontal-align="justify" draw:textarea-vertical-align="middle" draw:auto-grow-height="false"/>
    </style:style>
    <style:style style:name="gr26" style:family="graphic" style:parent-style-name="standard">
      <style:graphic-properties svg:stroke-color="#000000" draw:fill="solid" draw:fill-color="#b2b2b2" draw:textarea-horizontal-align="justify" draw:textarea-vertical-align="middle" draw:auto-grow-height="false"/>
    </style:style>
    <style:style style:name="P1" style:family="paragraph">
      <style:paragraph-properties fo:text-align="end"/>
    </style:style>
    <style:style style:name="P2" style:family="paragraph">
      <style:paragraph-properties fo:text-align="end"/>
      <style:text-properties fo:font-size="16pt" fo:font-weight="bold" style:font-size-asian="16pt" style:font-weight-asian="bold" style:font-size-complex="16pt" style:font-weight-complex="bold"/>
    </style:style>
    <style:style style:name="P3" style:family="paragraph">
      <style:paragraph-properties fo:text-align="center"/>
    </style:style>
    <style:style style:name="P4" style:family="paragraph">
      <style:paragraph-properties fo:text-align="center"/>
      <style:text-properties fo:font-size="20pt" fo:font-weight="bold" style:font-size-asian="20pt" style:font-weight-asian="bold" style:font-size-complex="20pt" style:font-weight-complex="bold"/>
    </style:style>
    <style:style style:name="P5" style:family="paragraph">
      <style:paragraph-properties fo:text-align="center"/>
      <style:text-properties fo:font-size="11pt"/>
    </style:style>
    <style:style style:name="P6" style:family="paragraph">
      <style:text-properties fo:font-size="11pt"/>
    </style:style>
    <style:style style:name="P7" style:family="paragraph">
      <style:text-properties fo:font-size="13pt" style:font-size-asian="13pt" style:font-size-complex="13pt"/>
    </style:style>
    <style:style style:name="P8" style:family="paragraph">
      <style:paragraph-properties fo:text-align="start"/>
    </style:style>
    <style:style style:name="P9" style:family="paragraph">
      <style:paragraph-properties fo:text-align="start"/>
      <style:text-properties fo:font-size="12pt" style:font-size-asian="12pt"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fo:color="#808080" fo:font-size="14pt" fo:font-weight="bold" style:font-size-asian="14pt" style:font-weight-asian="bold" style:font-size-complex="14pt" style:font-weight-complex="bold"/>
    </style:style>
    <style:style style:name="T3" style:family="text">
      <style:text-properties fo:color="#808080" fo:font-size="20pt" fo:font-weight="bold" style:font-size-asian="20pt" style:font-weight-asian="bold" style:font-size-complex="20pt" style:font-weight-complex="bold"/>
    </style:style>
    <style:style style:name="T4" style:family="text">
      <style:text-properties fo:font-size="13pt" style:font-size-asian="13pt" style:font-size-complex="13pt"/>
    </style:style>
    <style:style style:name="T5" style:family="text">
      <style:text-properties fo:color="#808080" fo:font-size="15pt" fo:font-weight="bold" style:font-size-asian="15pt" style:font-weight-asian="bold" style:font-size-complex="15pt" style:font-weight-complex="bold"/>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717cm" svg:height="3.41cm" svg:x="18.793cm" svg:y="1.396cm">
          <draw:text-box>
            <text:p text:style-name="P1"><text:span text:style-name="T1">Goliath Quadcopter</text:span></text:p>
            <text:p text:style-name="P1"><text:span text:style-name="T1">Belt and Pulley Layout</text:span></text:p>
            <text:p text:style-name="P1"><text:span text:style-name="T1">v4</text:span></text:p>
            <text:p text:style-name="P1"><text:span text:style-name="T2"><text:a xlink:href="http://mccloudaero.com/" xlink:type="simple">mccloudaero.com</text:a></text:span></text:p>
          </draw:text-box>
        </draw:frame>
        <draw:g>
          <draw:custom-shape draw:style-name="gr2" draw:text-style-name="P3" draw:layer="layout" svg:width="7.979cm" svg:height="7.814cm" svg:x="1.476cm" svg:y="2.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6.316cm" svg:height="6.153cm" svg:x="2.317cm" svg:y="3.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5.961cm" svg:height="0.885cm" draw:transform="skewX (0.00104719755119656) rotate (0.840550567760469) translate (3.144cm 8.166cm)">
            <text:p/>
            <draw:enhanced-geometry svg:viewBox="0 0 21600 21600" draw:mirror-horizontal="false" draw:mirror-vertical="false" draw:type="rectangle" draw:enhanced-path="M 0 0 L 21600 0 21600 21600 0 21600 0 0 Z N"/>
          </draw:custom-shape>
          <draw:g>
            <draw:line draw:style-name="gr5" draw:text-style-name="P3" draw:layer="layout" svg:x1="5.465cm" svg:y1="9.17cm" svg:x2="5.409cm" svg:y2="3.219cm">
              <text:p/>
            </draw:line>
            <draw:line draw:style-name="gr5" draw:text-style-name="P3" draw:layer="layout" svg:x1="2.447cm" svg:y1="6.199cm" svg:x2="8.398cm" svg:y2="6.199cm">
              <text:p/>
            </draw:line>
          </draw:g>
          <draw:custom-shape draw:style-name="gr2" draw:text-style-name="P3" draw:layer="layout" svg:width="1.703cm" svg:height="1.681cm" svg:x="4.649cm" svg:y="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7.977cm" svg:height="7.814cm" draw:transform="skewX (-0.000174532925199432) rotate (1.54758344774337) translate (13.427cm 1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6.317cm" svg:height="6.151cm" draw:transform="skewX (-0.000698131700797732) rotate (1.54758344774337) translate (14.287cm 9.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3" draw:layer="layout" svg:x1="17.395cm" svg:y1="9.171cm" svg:x2="17.339cm" svg:y2="3.22cm">
              <text:p/>
            </draw:line>
            <draw:line draw:style-name="gr5" draw:text-style-name="P3" draw:layer="layout" svg:x1="14.377cm" svg:y1="6.201cm" svg:x2="20.328cm" svg:y2="6.201cm">
              <text:p/>
            </draw:line>
          </draw:g>
          <draw:custom-shape draw:style-name="gr4" draw:text-style-name="P3" draw:layer="layout" svg:width="5.961cm" svg:height="0.887cm" draw:transform="skewX (-0.00226892802759263) rotate (2.38813401550384) translate (19.314cm 8.592cm)">
            <text:p/>
            <draw:enhanced-geometry svg:viewBox="0 0 21600 21600" draw:mirror-horizontal="false" draw:mirror-vertical="false" draw:type="rectangle" draw:enhanced-path="M 0 0 L 21600 0 21600 21600 0 21600 0 0 Z N"/>
          </draw:custom-shape>
          <draw:custom-shape draw:style-name="gr2" draw:text-style-name="P3" draw:layer="layout" svg:width="1.701cm" svg:height="1.682cm" draw:transform="skewX (-0.000523598775598302) rotate (1.54758344774337) translate (16.544cm 7.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7.979cm" svg:height="7.815cm" svg:x="13.437cm" svg:y="11.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6.316cm" svg:height="6.153cm" svg:x="14.276cm" svg:y="12.8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3" draw:layer="layout" svg:x1="17.397cm" svg:y1="18.933cm" svg:x2="17.341cm" svg:y2="12.982cm">
              <text:p/>
            </draw:line>
            <draw:line draw:style-name="gr5" draw:text-style-name="P3" draw:layer="layout" svg:x1="14.379cm" svg:y1="15.963cm" svg:x2="20.33cm" svg:y2="15.963cm">
              <text:p/>
            </draw:line>
          </draw:g>
          <draw:custom-shape draw:style-name="gr4" draw:text-style-name="P3" draw:layer="layout" svg:width="5.962cm" svg:height="0.884cm" draw:transform="skewX (0.00104719755119657) rotate (0.840550567760469) translate (15.104cm 17.819cm)">
            <text:p/>
            <draw:enhanced-geometry svg:viewBox="0 0 21600 21600" draw:mirror-horizontal="false" draw:mirror-vertical="false" draw:type="rectangle" draw:enhanced-path="M 0 0 L 21600 0 21600 21600 0 21600 0 0 Z N"/>
          </draw:custom-shape>
          <draw:custom-shape draw:style-name="gr2" draw:text-style-name="P3" draw:layer="layout" svg:width="1.7cm" svg:height="1.681cm" svg:x="16.61cm" svg:y="15.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7.977cm" svg:height="7.814cm" draw:transform="skewX (-0.000174532925199432) rotate (1.54758344774337) translate (1.469cm 1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6.315cm" svg:height="6.153cm" draw:transform="skewX (-0.000174532925199432) rotate (1.54758344774337) translate (2.329cm 18.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3" draw:layer="layout" svg:x1="5.469cm" svg:y1="18.779cm" svg:x2="5.413cm" svg:y2="12.828cm">
              <text:p/>
            </draw:line>
            <draw:line draw:style-name="gr5" draw:text-style-name="P3" draw:layer="layout" svg:x1="2.451cm" svg:y1="15.809cm" svg:x2="8.402cm" svg:y2="15.809cm">
              <text:p/>
            </draw:line>
          </draw:g>
          <draw:custom-shape draw:style-name="gr4" draw:text-style-name="P3" draw:layer="layout" svg:width="5.96cm" svg:height="0.885cm" draw:transform="skewX (0.00104719755119668) rotate (2.38813401550384) translate (7.356cm 18.244cm)">
            <text:p/>
            <draw:enhanced-geometry svg:viewBox="0 0 21600 21600" draw:mirror-horizontal="false" draw:mirror-vertical="false" draw:type="rectangle" draw:enhanced-path="M 0 0 L 21600 0 21600 21600 0 21600 0 0 Z N"/>
          </draw:custom-shape>
          <draw:custom-shape draw:style-name="gr2" draw:text-style-name="P3" draw:layer="layout" svg:width="1.704cm" svg:height="1.678cm" draw:transform="skewX (-0.000523598775598295) rotate (1.54758344774337) translate (4.588cm 16.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3.014cm" svg:y1="9.041cm" svg:x2="7.886cm" svg:y2="3.372cm">
            <text:p/>
          </draw:line>
          <draw:line draw:style-name="gr5" draw:text-style-name="P3" draw:layer="layout" svg:x1="15.099cm" svg:y1="18.648cm" svg:x2="19.971cm" svg:y2="12.979cm">
            <text:p/>
          </draw:line>
          <draw:line draw:style-name="gr6" draw:text-style-name="P3" draw:layer="layout" svg:x1="14.724cm" svg:y1="3.7cm" svg:x2="20.159cm" svg:y2="8.853cm">
            <text:p/>
          </draw:line>
          <draw:line draw:style-name="gr6" draw:text-style-name="P3" draw:layer="layout" svg:x1="2.795cm" svg:y1="13.306cm" svg:x2="8.23cm" svg:y2="18.459cm">
            <text:p/>
          </draw:line>
          <draw:line draw:style-name="gr6" draw:text-style-name="P3" draw:layer="layout" svg:x1="5.683cm" svg:y1="5.996cm" svg:x2="10.43cm" svg:y2="8.947cm">
            <text:p/>
          </draw:line>
          <draw:line draw:style-name="gr6" draw:text-style-name="P3" draw:layer="layout" svg:x1="5.261cm" svg:y1="6.464cm" svg:x2="9.163cm" svg:y2="10.353cm">
            <text:p/>
          </draw:line>
          <draw:line draw:style-name="gr6" draw:text-style-name="P3" draw:layer="layout" svg:x1="9.367cm" svg:y1="8.198cm" svg:x2="13.751cm" svg:y2="8.217cm">
            <text:p/>
          </draw:line>
          <draw:line draw:style-name="gr6" draw:text-style-name="P3" draw:layer="layout" svg:x1="17.254cm" svg:y1="6.136cm" svg:x2="12.49cm" svg:y2="8.994cm">
            <text:p/>
          </draw:line>
          <draw:line draw:style-name="gr6" draw:text-style-name="P3" draw:layer="layout" svg:x1="9.071cm" svg:y1="11.711cm" svg:x2="5.261cm" svg:y2="15.646cm">
            <text:p/>
          </draw:line>
          <draw:line draw:style-name="gr6" draw:text-style-name="P3" draw:layer="layout" svg:x1="5.777cm" svg:y1="16.223cm" svg:x2="10.429cm" svg:y2="13.411cm">
            <text:p/>
          </draw:line>
          <draw:line draw:style-name="gr6" draw:text-style-name="P3" draw:layer="layout" svg:x1="8.261cm" svg:y1="9.546cm" svg:x2="8.228cm" svg:y2="12.555cm">
            <text:p/>
          </draw:line>
          <draw:line draw:style-name="gr6" draw:text-style-name="P3" draw:layer="layout" svg:x1="17.597cm" svg:y1="6.511cm" svg:x2="13.849cm" svg:y2="10.633cm">
            <text:p/>
          </draw:line>
          <draw:line draw:style-name="gr6" draw:text-style-name="P3" draw:layer="layout" svg:x1="17.784cm" svg:y1="15.552cm" svg:x2="13.943cm" svg:y2="11.383cm">
            <text:p/>
          </draw:line>
          <draw:line draw:style-name="gr6" draw:text-style-name="P3" draw:layer="layout" svg:x1="17.269cm" svg:y1="16.115cm" svg:x2="12.538cm" svg:y2="13.21cm">
            <text:p/>
          </draw:line>
          <draw:line draw:style-name="gr6" draw:text-style-name="P3" draw:layer="layout" svg:x1="9.427cm" svg:y1="14.052cm" svg:x2="13.751cm" svg:y2="14.066cm">
            <text:p/>
          </draw:line>
          <draw:line draw:style-name="gr6" draw:text-style-name="P3" draw:layer="layout" svg:x1="14.768cm" svg:y1="9.547cm" svg:x2="14.74cm" svg:y2="12.226cm">
            <text:p/>
          </draw:line>
          <draw:line draw:style-name="gr6" draw:text-style-name="P3" draw:layer="layout" svg:x1="8.228cm" svg:y1="10.399cm" svg:x2="14.786cm" svg:y2="10.727cm">
            <text:p/>
          </draw:line>
          <draw:line draw:style-name="gr6" draw:text-style-name="P3" draw:layer="layout" svg:x1="8.275cm" svg:y1="11.664cm" svg:x2="14.786cm" svg:y2="11.337cm">
            <text:p/>
          </draw:line>
          <draw:line draw:style-name="gr6" draw:text-style-name="P3" draw:layer="layout" svg:x1="10.476cm" svg:y1="8.337cm" svg:x2="10.476cm" svg:y2="14.1cm">
            <text:p/>
          </draw:line>
          <draw:line draw:style-name="gr6" draw:text-style-name="P3" draw:layer="layout" svg:x1="12.49cm" svg:y1="8.337cm" svg:x2="12.49cm" svg:y2="14.1cm">
            <text:p/>
          </draw:line>
          <draw:g>
            <draw:line draw:style-name="gr7" draw:text-style-name="P3" draw:layer="layout" svg:x1="12.701cm" svg:y1="10.049cm" svg:x2="13.882cm" svg:y2="10.032cm">
              <text:p/>
            </draw:line>
            <draw:line draw:style-name="gr8" draw:text-style-name="P3" draw:layer="layout" svg:x1="13.785cm" svg:y1="10.051cm" svg:x2="14.966cm" svg:y2="10.034cm">
              <text:p/>
            </draw:line>
          </draw:g>
          <draw:g>
            <draw:line draw:style-name="gr7" draw:text-style-name="P3" draw:layer="layout" svg:x1="12.682cm" svg:y1="11.948cm" svg:x2="13.863cm" svg:y2="11.931cm">
              <text:p/>
            </draw:line>
            <draw:line draw:style-name="gr8" draw:text-style-name="P3" draw:layer="layout" svg:x1="13.767cm" svg:y1="11.95cm" svg:x2="14.948cm" svg:y2="11.933cm">
              <text:p/>
            </draw:line>
          </draw:g>
          <draw:polygon draw:style-name="gr9" draw:text-style-name="P3" draw:layer="layout" svg:width="3.973cm" svg:height="4.013cm" svg:x="9.581cm" svg:y="9.076cm" svg:viewBox="0 0 3974 4014" draw:points="0,1952 0,1577 282,875 1007,279 2646,0 3154,737 3269,1444 3974,1476 3974,2378 3269,2411 3204,3148 2671,4014 957,3738 187,2889 0,2327">
            <text:p/>
          </draw:polygon>
          <draw:line draw:style-name="gr6" draw:text-style-name="P3" draw:layer="layout" svg:x1="8.263cm" svg:y1="9.546cm" svg:x2="8.23cm" svg:y2="12.555cm">
            <text:p/>
          </draw:line>
        </draw:g>
        <draw:frame draw:style-name="gr10" draw:text-style-name="P4" draw:layer="layout" svg:width="9.294cm" svg:height="1.335cm" svg:x="6.717cm" svg:y="1.2cm">
          <draw:text-box>
            <text:p text:style-name="P3"><text:span text:style-name="T3">Top View</text:span></text:p>
          </draw:text-box>
        </draw:frame>
        <draw:line draw:name="Straight Connector 9" draw:style-name="gr11" draw:text-style-name="P5" draw:layer="layout" svg:x1="9.836cm" svg:y1="13.268cm" svg:x2="13.01cm" svg:y2="13.268cm">
          <text:p/>
        </draw:line>
        <draw:line draw:name="Straight Connector 60" draw:style-name="gr12" draw:text-style-name="P5" draw:layer="layout" svg:x1="11.184cm" svg:y1="12.614cm" svg:x2="17.486cm" svg:y2="6.311cm">
          <text:p/>
        </draw:line>
        <draw:line draw:name="Straight Connector 47" draw:style-name="gr12" draw:text-style-name="P5" draw:layer="layout" svg:x1="5.263cm" svg:y1="6.321cm" svg:x2="10.984cm" svg:y2="12.528cm">
          <text:p/>
        </draw:line>
        <draw:line draw:name="Straight Connector 14" draw:style-name="gr12" draw:text-style-name="P5" draw:layer="layout" svg:x1="8.769cm" svg:y1="9.456cm" svg:x2="10.996cm" svg:y2="11.188cm">
          <text:p/>
        </draw:line>
        <draw:line draw:name="Straight Connector 20" draw:style-name="gr11" draw:text-style-name="P5" draw:layer="layout" svg:x1="5.368cm" svg:y1="15.671cm" svg:x2="10.927cm" svg:y2="10.898cm">
          <text:p/>
        </draw:line>
        <draw:line draw:name="Straight Connector 1" draw:style-name="gr11" draw:text-style-name="P5" draw:layer="layout" svg:x1="13.143cm" svg:y1="13.312cm" svg:x2="17.264cm" svg:y2="16.06cm">
          <text:p/>
        </draw:line>
        <draw:line draw:name="Straight Connector 24" draw:style-name="gr11" draw:text-style-name="P5" draw:layer="layout" svg:x1="13.455cm" svg:y1="13.045cm" svg:x2="17.486cm" svg:y2="15.66cm">
          <text:p/>
        </draw:line>
        <draw:line draw:name="Straight Connector 12" draw:style-name="gr12" draw:text-style-name="P5" draw:layer="layout" svg:x1="11.216cm" svg:y1="11.243cm" svg:x2="17.245cm" svg:y2="6.006cm">
          <text:p/>
        </draw:line>
        <draw:line draw:name="Straight Connector 9" draw:style-name="gr11" draw:text-style-name="P5" draw:layer="layout" svg:x1="5.543cm" svg:y1="16.107cm" svg:x2="9.84cm" svg:y2="13.272cm">
          <text:p/>
        </draw:line>
        <draw:g>
          <draw:ellipse draw:style-name="gr13" draw:text-style-name="P5" draw:layer="layout" svg:width="4.049cm" svg:height="3.984cm" svg:x="3.411cm" svg:y="4.225cm">
            <text:p/>
          </draw:ellipse>
          <draw:custom-shape draw:style-name="gr14" draw:text-style-name="P6" draw:layer="layout" svg:width="1.386cm" svg:height="1.208cm" draw:transform="rotate (1.5707963267949) translate (4.67cm 4.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ellipse draw:style-name="gr13" draw:text-style-name="P5" draw:layer="layout" svg:width="1.231cm" svg:height="1.21cm" svg:x="10.519cm" svg:y="10.406cm">
            <text:p/>
          </draw:ellipse>
          <draw:custom-shape draw:style-name="gr14" draw:text-style-name="P6" draw:layer="layout" svg:width="0.421cm" svg:height="0.366cm" draw:transform="rotate (-1.5707963267949) translate (11.34cm 10.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ellipse draw:style-name="gr13" draw:text-style-name="P5" draw:layer="layout" svg:width="4.124cm" svg:height="4.05cm" svg:x="15.326cm" svg:y="13.905cm">
            <text:p/>
          </draw:ellipse>
          <draw:custom-shape draw:style-name="gr14" draw:text-style-name="P6" draw:layer="layout" svg:width="1.411cm" svg:height="1.23cm" draw:transform="rotate (1.5707963267949) translate (16.841cm 14.6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Straight Connector 14" draw:style-name="gr12" draw:text-style-name="P5" draw:layer="layout" svg:x1="21.755cm" svg:y1="5.483cm" svg:x2="22.559cm" svg:y2="5.483cm">
          <text:p/>
        </draw:line>
        <draw:line draw:name="Straight Connector 9" draw:style-name="gr11" draw:text-style-name="P5" draw:layer="layout" svg:x1="21.78cm" svg:y1="6.424cm" svg:x2="22.572cm" svg:y2="6.424cm">
          <text:p/>
        </draw:line>
        <draw:frame draw:style-name="gr15" draw:text-style-name="P7" draw:layer="layout" svg:width="5.182cm" svg:height="0.759cm" svg:x="22.658cm" svg:y="5.138cm">
          <draw:text-box>
            <text:p text:style-name="P7"><text:span text:style-name="T4">Double Sided Belt</text:span></text:p>
          </draw:text-box>
        </draw:frame>
        <draw:frame draw:style-name="gr15" draw:text-style-name="P7" draw:layer="layout" svg:width="4.403cm" svg:height="0.759cm" svg:x="22.658cm" svg:y="6.042cm">
          <draw:text-box>
            <text:p text:style-name="P7"><text:span text:style-name="T4">Single Sided Belt</text:span></text:p>
          </draw:text-box>
        </draw:frame>
        <draw:g>
          <draw:ellipse draw:style-name="gr13" draw:text-style-name="P5" draw:layer="layout" svg:width="4.05cm" svg:height="3.984cm" svg:x="15.339cm" svg:y="4.225cm">
            <text:p/>
          </draw:ellipse>
          <draw:custom-shape draw:style-name="gr14" draw:text-style-name="P6" draw:layer="layout" svg:width="1.386cm" svg:height="1.208cm" draw:transform="rotate (1.5707963267949) translate (16.599cm 4.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ellipse draw:name="Oval 53" draw:style-name="gr16" draw:text-style-name="P5" draw:layer="layout" svg:width="0.443cm" svg:height="0.48cm" svg:x="9.722cm" svg:y="13.227cm">
          <text:p/>
        </draw:ellipse>
        <draw:ellipse draw:name="Oval 53" draw:style-name="gr17" draw:text-style-name="P5" draw:layer="layout" svg:width="0.443cm" svg:height="0.48cm" svg:x="12.823cm" svg:y="13.227cm">
          <text:p/>
        </draw:ellipse>
        <draw:g>
          <draw:ellipse draw:style-name="gr13" draw:text-style-name="P5" draw:layer="layout" svg:width="4.124cm" svg:height="4.05cm" svg:x="3.426cm" svg:y="13.906cm">
            <text:p/>
          </draw:ellipse>
          <draw:custom-shape draw:style-name="gr14" draw:text-style-name="P6" draw:layer="layout" svg:width="1.411cm" svg:height="1.23cm" draw:transform="rotate (1.5707963267949) translate (4.941cm 14.64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8" draw:text-style-name="P3" draw:layer="layout" svg:width="2.369cm" svg:height="0.862cm" svg:x="1.178cm" svg:y="10.667cm">
          <draw:text-box>
            <text:p text:style-name="P3"><text:span text:style-name="T5">Fore</text:span></text:p>
          </draw:text-box>
        </draw:frame>
        <draw:frame draw:style-name="gr18" draw:text-style-name="P3" draw:layer="layout" svg:width="2.369cm" svg:height="0.862cm" svg:x="19.479cm" svg:y="10.667cm">
          <draw:text-box>
            <text:p text:style-name="P3"><text:span text:style-name="T5">Aft</text:span></text:p>
          </draw:text-box>
        </draw:frame>
        <draw:frame draw:style-name="gr18" draw:text-style-name="P3" draw:layer="layout" svg:width="3.493cm" svg:height="0.862cm" svg:x="9.58cm" svg:y="3.167cm">
          <draw:text-box>
            <text:p text:style-name="P3"><text:span text:style-name="T5">Starboard</text:span></text:p>
          </draw:text-box>
        </draw:frame>
        <draw:frame draw:style-name="gr18" draw:text-style-name="P3" draw:layer="layout" svg:width="3.493cm" svg:height="0.862cm" svg:x="9.681cm" svg:y="18.267cm">
          <draw:text-box>
            <text:p text:style-name="P3"><text:span text:style-name="T5">Port</text:span></text:p>
          </draw:text-box>
        </draw:frame>
        <draw:frame draw:style-name="gr19" draw:text-style-name="P9" draw:layer="layout" svg:width="5.418cm" svg:height="0.762cm" svg:x="15.085cm" svg:y="10.181cm">
          <draw:text-box>
            <text:p text:style-name="P8"><text:span text:style-name="T6">Main Pulley (Engine)</text:span></text:p>
          </draw:text-box>
        </draw:frame>
        <draw:line draw:style-name="gr20" draw:text-style-name="P3" draw:layer="layout" svg:x1="15.096cm" svg:y1="10.518cm" svg:x2="11.848cm" svg:y2="10.941cm">
          <text:p/>
        </draw:line>
        <draw:line draw:style-name="gr20" draw:text-style-name="P3" draw:layer="layout" svg:x1="11.216cm" svg:y1="15.074cm" svg:x2="11.167cm" svg:y2="12.731cm">
          <text:p/>
        </draw:line>
        <draw:line draw:style-name="gr21" draw:text-style-name="P3" draw:layer="layout" svg:x1="11.986cm" svg:y1="15.421cm" svg:x2="12.849cm" svg:y2="13.842cm">
          <text:p/>
        </draw:line>
        <draw:line draw:style-name="gr21" draw:text-style-name="P3" draw:layer="layout" svg:x1="10.419cm" svg:y1="15.339cm" svg:x2="10.15cm" svg:y2="13.843cm">
          <text:p/>
        </draw:line>
        <draw:custom-shape draw:style-name="gr22" draw:text-style-name="P3" draw:layer="layout" svg:width="0.376cm" svg:height="0.406cm" draw:transform="rotate (0.785398163397448) translate (7.231cm 8.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3" draw:layer="layout" svg:width="0.376cm" svg:height="0.406cm" draw:transform="rotate (2.35619449019234) translate (14.802cm 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3" draw:layer="layout" svg:width="0.376cm" svg:height="0.406cm" draw:transform="rotate (2.18166156499291) translate (8.155cm 14.6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3" draw:layer="layout" svg:width="0.376cm" svg:height="0.406cm" draw:transform="rotate (0.959931088596881) translate (14.436cm 14.3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3" draw:layer="layout" svg:width="0.376cm" svg:height="0.406cm" draw:transform="rotate (-0.872664625997165) translate (7.833cm 13.3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3" draw:layer="layout" svg:width="0.376cm" svg:height="0.406cm" draw:transform="rotate (-0.785398163397448) translate (15.309cm 8.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3" draw:layer="layout" svg:width="0.376cm" svg:height="0.406cm" draw:transform="rotate (-2.18166156499291) translate (15.306cm 14.0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3" draw:layer="layout" svg:width="0.376cm" svg:height="0.406cm" draw:transform="rotate (-2.35619449019234) translate (7.707cm 8.6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3" draw:layer="layout" svg:width="0.376cm" svg:height="0.406cm" draw:transform="rotate (1.5707963267949) translate (11.516cm 13.4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24" draw:style-name="gr11" draw:text-style-name="P5" draw:layer="layout" svg:x1="11.322cm" svg:y1="10.879cm" svg:x2="13.34cm" svg:y2="12.946cm">
          <text:p/>
        </draw:line>
        <draw:ellipse draw:name="Oval 53" draw:style-name="gr16" draw:text-style-name="P5" draw:layer="layout" svg:width="0.443cm" svg:height="0.48cm" svg:x="13.324cm" svg:y="12.627cm">
          <text:p/>
        </draw:ellipse>
        <draw:ellipse draw:name="Oval 53" draw:style-name="gr16" draw:text-style-name="P5" draw:layer="layout" svg:width="0.443cm" svg:height="0.48cm" svg:x="12.824cm" svg:y="13.227cm">
          <text:p/>
        </draw:ellipse>
        <draw:line draw:style-name="gr21" draw:text-style-name="P3" draw:layer="layout" svg:x1="15.342cm" svg:y1="11.699cm" svg:x2="13.931cm" svg:y2="12.66cm">
          <text:p/>
        </draw:line>
        <draw:frame draw:style-name="gr19" draw:text-style-name="P9" draw:layer="layout" svg:width="2.735cm" svg:height="0.762cm" svg:x="15.421cm" svg:y="11.044cm">
          <draw:text-box>
            <text:p text:style-name="P8"><text:span text:style-name="T6">Tensioner</text:span></text:p>
          </draw:text-box>
        </draw:frame>
        <draw:line draw:name="Straight Connector 14" draw:style-name="gr12" draw:text-style-name="P5" draw:layer="layout" svg:x1="5.596cm" svg:y1="6.055cm" svg:x2="8.742cm" svg:y2="9.429cm">
          <text:p/>
        </draw:line>
        <draw:custom-shape draw:style-name="gr25" draw:text-style-name="P3" draw:layer="layout" svg:width="0.689cm" svg:height="0.64cm" svg:x="5.103cm" svg:y="5.9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17.088cm" svg:y="5.85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5.104cm" svg:y="15.6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17.105cm" svg:y="15.6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21.906cm" svg:y="7.0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ellipse draw:name="Oval 53" draw:style-name="gr16" draw:text-style-name="P5" draw:layer="layout" svg:width="0.443cm" svg:height="0.48cm" svg:x="22.025cm" svg:y="9.027cm">
          <text:p/>
        </draw:ellipse>
        <draw:custom-shape draw:style-name="gr26" draw:text-style-name="P3" draw:layer="layout" svg:width="0.689cm" svg:height="0.64cm" svg:x="10.804cm" svg:y="10.7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6" draw:text-style-name="P3" draw:layer="layout" svg:width="0.689cm" svg:height="0.64cm" svg:x="21.905cm" svg:y="8.0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8.504cm" svg:y="8.9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 draw:layer="layout" svg:width="0.689cm" svg:height="0.64cm" svg:x="10.805cm" svg:y="12.00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7" draw:layer="layout" svg:width="4.891cm" svg:height="0.759cm" svg:x="22.659cm" svg:y="6.942cm">
          <draw:text-box>
            <text:p text:style-name="P7"><text:span text:style-name="T4">Narrow HTD Pulley</text:span></text:p>
          </draw:text-box>
        </draw:frame>
        <draw:frame draw:style-name="gr15" draw:text-style-name="P7" draw:layer="layout" svg:width="4.403cm" svg:height="0.759cm" svg:x="22.66cm" svg:y="7.942cm">
          <draw:text-box>
            <text:p text:style-name="P7"><text:span text:style-name="T4">Wide HTD Pulley</text:span></text:p>
          </draw:text-box>
        </draw:frame>
        <draw:frame draw:style-name="gr15" draw:text-style-name="P7" draw:layer="layout" svg:width="4.403cm" svg:height="0.759cm" svg:x="22.661cm" svg:y="8.842cm">
          <draw:text-box>
            <text:p text:style-name="P7"><text:span text:style-name="T4">Flat Faced Pulley</text:span></text:p>
          </draw:text-box>
        </draw:frame>
        <draw:frame draw:style-name="gr19" draw:text-style-name="P9" draw:layer="layout" svg:width="2.408cm" svg:height="0.762cm" svg:x="10.085cm" svg:y="15.381cm">
          <draw:text-box>
            <text:p text:style-name="P3"><text:span text:style-name="T6">Idlers</text:span></text:p>
          </draw:text-box>
        </draw:frame>
        <draw:frame draw:style-name="gr19" draw:text-style-name="P9" draw:layer="layout" svg:width="2.735cm" svg:height="0.762cm" svg:x="9.677cm" svg:y="7.168cm">
          <draw:text-box>
            <text:p text:style-name="P8"><text:span text:style-name="T6">Tensioner</text:span></text:p>
          </draw:text-box>
        </draw:frame>
        <draw:line draw:style-name="gr21" draw:text-style-name="P3" draw:layer="layout" svg:x1="10.089cm" svg:y1="7.862cm" svg:x2="9.332cm" svg:y2="8.76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17:03:15.056000000</meta:creation-date>
    <dc:date>2015-01-17T14:02:48.580000000</dc:date>
    <meta:editing-duration>PT22H45M34S</meta:editing-duration>
    <meta:editing-cycles>42</meta:editing-cycles>
    <meta:generator>LibreOffice/4.1.6.2$Windows_x86 LibreOffice_project/40ff705089295be5be0aae9b15123f687c05b0a</meta:generator>
    <meta:document-statistic meta:object-count="129"/>
  </office:meta>
</office:document-meta>
</file>